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3E8E930F9E62CFEB3AD.jpg" manifest:media-type="image/jpeg"/>
  <manifest:file-entry manifest:full-path="Pictures/10000000000002000000020065BEFE37CCD98E2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per_20_Graph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standard">
      <style:graphic-properties svg:stroke-color="#cccccc" draw:fill="gradient" draw:fill-gradient-name="Gradient_20_2" draw:gradient-step-count="64" draw:textarea-horizontal-align="justify" draw:textarea-vertical-align="middle" draw:auto-grow-height="false" fo:min-height="2.133cm" fo:min-width="6.444cm" draw:shadow="visible" draw:shadow-color="#cccccc" draw:shadow-opacity="70%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bitmap" draw:fill-color="#ffffff" draw:fill-image-name="Painted_20_White" draw:fill-image-width="0cm" draw:fill-image-height="0cm" style:repeat="repeat" draw:fill-image-ref-point-x="0%" draw:fill-image-ref-point-y="0%" draw:fill-image-ref-point="center" draw:tile-repeat-offset="0% vertical" draw:textarea-vertical-align="middle" fo:min-height="7.417cm" draw:shadow="visible" draw:shadow-offset-x="0.2cm" draw:shadow-offset-y="0.2cm" draw:shadow-opacity="50%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solid" draw:fill-color="#333333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fo:min-height="8.403cm" draw:shadow="visible" draw:shadow-offset-x="0.2cm" draw:shadow-offset-y="0.2cm" draw:shadow-opacity="50%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bitmap" draw:fill-color="#ffffff" draw:fill-image-name="Painted_20_White" draw:fill-image-width="0cm" draw:fill-image-height="0cm" style:repeat="repeat" draw:fill-image-ref-point-x="0%" draw:fill-image-ref-point-y="0%" draw:fill-image-ref-point="center" draw:tile-repeat-offset="0% vertical" draw:textarea-vertical-align="middle" fo:min-height="7.417cm" draw:shadow="visible" draw:shadow-offset-x="0.2cm" draw:shadow-offset-y="0.2cm" draw:shadow-opacity="50%"/>
      <style:paragraph-properties style:writing-mode="lr-tb"/>
    </style:style>
    <style:style style:name="gr5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" draw:gradient-step-count="64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933" style:text-outline="false" style:text-line-through-style="none" style:text-line-through-type="none" style:font-name="Free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bitmap" draw:fill-color="#ffffff" draw:fill-image-name="Painted_20_Whit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933" style:text-outline="false" style:text-line-through-style="none" style:text-line-through-type="none" style:font-name="Free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Purisa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333333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Purisa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a933" style:font-name="FreeMono" fo:font-size="93.0999984741211pt" fo:font-weight="bold" style:font-size-asian="93.0999984741211pt" style:font-weight-asian="bold" style:font-size-complex="93.0999984741211pt" style:font-weight-complex="bold"/>
    </style:style>
    <style:style style:name="T3" style:family="text">
      <style:text-properties fo:color="#ffffff" style:font-name="Purisa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style:font-name="Purisa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a933" style:font-name="FreeMono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7.2cm" svg:height="2.639cm" svg:x="5.7cm" svg:y="5.8cm">
          <text:p text:style-name="P1"><text:span text:style-name="T1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5.491cm" svg:height="7.667cm" svg:x="16.629cm" svg:y="3.533cm">
          <draw:text-box>
            <text:p text:style-name="P3"><text:span text:style-name="T2">{}</text:span></text:p>
          </draw:text-box>
        </draw:frame>
        <draw:frame draw:style-name="gr3" draw:text-style-name="P6" draw:layer="layout" svg:width="5.491cm" svg:height="7.668cm" svg:x="37.509cm" svg:y="1.065cm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4">Item 1</text:span></text:p>
              </text:list-item>
              <text:list-item>
                <text:p text:style-name="P5"><text:span text:style-name="T4">Item 2</text:span></text:p>
              </text:list-item>
              <text:list-item>
                <text:p text:style-name="P5"><text:span text:style-name="T4">Item 3</text:span></text:p>
              </text:list-item>
              <text:list-item>
                <text:p text:style-name="P5"><text:span text:style-name="T4">Item 4</text:span></text:p>
                <text:p text:style-name="P5"><text:span text:style-name="T3"/></text:p>
              </text:list-item>
            </text:list>
          </draw:text-box>
        </draw:frame>
        <draw:frame draw:style-name="gr4" draw:text-style-name="P4" draw:layer="layout" svg:width="5.491cm" svg:height="7.667cm" svg:x="28.989cm" svg:y="0.967cm">
          <draw:text-box>
            <text:p text:style-name="P3"><text:span text:style-name="T5">&lt;html&gt;</text:span></text:p>
          </draw:text-box>
        </draw:frame>
        <draw:line draw:style-name="gr5" draw:text-style-name="P7" draw:layer="layout" svg:x1="13.9cm" svg:y1="7.1cm" svg:x2="16.1cm" svg:y2="7.1cm">
          <text:p/>
        </draw:line>
        <draw:line draw:style-name="gr5" draw:text-style-name="P7" draw:layer="layout" svg:x1="22.8cm" svg:y1="6.1cm" svg:x2="27.9cm" svg:y2="2.6cm">
          <text:p/>
        </draw:line>
        <draw:line draw:style-name="gr5" draw:text-style-name="P7" draw:layer="layout" svg:x1="22.8cm" svg:y1="6.101cm" svg:x2="28.1cm" svg:y2="4.1cm">
          <text:p/>
        </draw:line>
        <draw:line draw:style-name="gr5" draw:text-style-name="P7" draw:layer="layout" svg:x1="22.8cm" svg:y1="6.102cm" svg:x2="28.3cm" svg:y2="5.7cm">
          <text:p/>
        </draw:line>
        <draw:line draw:style-name="gr5" draw:text-style-name="P7" draw:layer="layout" svg:x1="22.8cm" svg:y1="6.064cm" svg:x2="28.3cm" svg:y2="7.5cm">
          <text:p/>
        </draw:line>
        <draw:line draw:style-name="gr5" draw:text-style-name="P7" draw:layer="layout" svg:x1="35.05cm" svg:y1="4.9cm" svg:x2="37.25cm" svg:y2="4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eeeeee" draw:end-color="#999999" draw:start-intensity="100%" draw:end-intensity="100%" draw:angle="0" draw:border="35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22:12:44.963572721</meta:creation-date>
    <dc:date>2020-12-11T22:56:47.467906466</dc:date>
    <meta:editing-duration>PT1M20S</meta:editing-duration>
    <meta:editing-cycles>1</meta:editing-cycles>
    <meta:document-statistic meta:object-count="10"/>
    <meta:generator>LibreOffice/6.4.6.2$Linux_X86_64 LibreOffice_project/40$Build-2</meta:generator>
  </office:meta>
</office:document-meta>
</file>